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C3000002C3D78FADA7.png" manifest:media-type="image/png"/>
  <manifest:file-entry manifest:full-path="Pictures/1000330A000052AF000052AF4BF5A5E3.svg" manifest:media-type="image/svg+xml"/>
  <manifest:file-entry manifest:full-path="Pictures/10000001000002C3000002C3B449E9EF.png" manifest:media-type="image/png"/>
  <manifest:file-entry manifest:full-path="Pictures/10001291000052C9000052C9ACD1280B.svg" manifest:media-type="image/svg+xml"/>
  <manifest:file-entry manifest:full-path="Pictures/100014F2000052C9000052C9F0454C9B.svg" manifest:media-type="image/svg+xml"/>
  <manifest:file-entry manifest:full-path="Pictures/1000000100000400000003C5DA680250.png" manifest:media-type="image/png"/>
  <manifest:file-entry manifest:full-path="Pictures/10000001000002C3000002C3C2521B27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" style:family="graphic">
      <style:graphic-properties loext:decorative="false"/>
    </style:style>
    <style:style style:name="gr5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1">
      <style:graphic-properties draw:stroke="solid" svg:stroke-width="0cm" svg:stroke-color="#2c5aa0" draw:marker-start="" draw:marker-start-width="0.2cm" draw:marker-start-center="false" draw:marker-end="" draw:marker-end-width="0.2cm" draw:marker-end-center="false" draw:fill="solid" draw:fill-color="#2c5aa0" draw:textarea-horizontal-align="justify" draw:textarea-vertical-align="middle" draw:auto-grow-height="false" fo:min-height="0.219cm" fo:min-width="4.644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1">
      <style:graphic-properties draw:stroke="solid" svg:stroke-width="0cm" svg:stroke-color="#2c5aa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958cm" fo:min-width="4.644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 style:list-style-name="L1">
      <style:graphic-properties draw:stroke="solid" svg:stroke-width="0cm" svg:stroke-color="#2c5aa0" draw:marker-start="" draw:marker-start-width="0.2cm" draw:marker-start-center="false" draw:marker-end="" draw:marker-end-width="0.2cm" draw:marker-end-center="false" draw:fill="solid" draw:fill-color="#c9211e" draw:textarea-horizontal-align="justify" draw:textarea-vertical-align="middle" draw:auto-grow-height="false" fo:min-height="0.219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 style:list-style-name="L1">
      <style:graphic-properties draw:stroke="solid" svg:stroke-width="0cm" svg:stroke-color="#111111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08cm" fo:min-width="2.796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solid" svg:stroke-width="0cm" svg:stroke-color="#fffff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9" style:family="graphic" style:parent-style-name="Object_20_with_20_no_20_fill_20_and_20_no_20_line" style:list-style-name="L1">
      <style:graphic-properties draw:stroke="none" svg:stroke-width="0cm" svg:stroke-color="#729fcf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0" style:family="graphic" style:parent-style-name="Object_20_with_20_no_20_fill_20_and_20_no_20_line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1" style:family="graphic" style:parent-style-name="objectwithoutfill">
      <style:graphic-properties svg:stroke-width="0.102cm" svg:stroke-color="#2a6099" draw:marker-start-width="0.356cm" draw:marker-end="Arrowheads_20_7" draw:marker-end-width="0.457cm" draw:fill="none" draw:textarea-vertical-align="middle" fo:padding-top="0.176cm" fo:padding-bottom="0.176cm" fo:padding-left="0.301cm" fo:padding-right="0.301cm" loext:decorative="false"/>
    </style:style>
    <style:style style:name="gr32" style:family="graphic" style:parent-style-name="standard">
      <style:graphic-properties draw:stroke="none" svg:stroke-color="#ffffff" draw:fill="none" fo:min-height="0.358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/>
      <style:paragraph-properties fo:margin-top="0.42cm" fo:margin-bottom="0.35cm"/>
      <style:text-properties fo:font-size="10pt" fo:font-weight="bold" style:font-size-asian="10pt" style:font-size-complex="10pt"/>
    </style:style>
    <style:style style:name="P3" style:family="paragraph">
      <loext:graphic-properties draw:fill="solid" draw:fill-color="#e5e5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6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2c5aa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c9211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text-properties fo:font-size="9pt"/>
    </style:style>
    <style:style style:name="P21" style:family="paragraph">
      <loext:graphic-properties draw:fill="none" draw:fill-color="#ffffff"/>
      <style:text-properties fo:font-size="16pt"/>
    </style:style>
    <style:style style:name="T1" style:family="text">
      <style:text-properties fo:font-size="10pt" fo:font-weight="bold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6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/>
    </style:style>
    <style:style style:name="T6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398cm" svg:height="1.039cm" svg:x="14.334cm" svg:y="1.894cm">
          <draw:text-box>
            <text:p text:style-name="P1"><text:span text:style-name="T1">What is the IP address of facebook.com?</text:span></text:p>
          </draw:text-box>
        </draw:frame>
        <draw:g draw:style-name="gr2" xml:id="id3" draw:id="id3"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3" draw:text-style-name="P3" draw:layer="layout" svg:width="3.719cm" svg:height="1.794cm" svg:x="4.831cm" svg:y="7.777cm" svg:viewBox="0 0 3720 1795" svg:d="M3 1795c309 0 3717-1116 3717-1455 0-340-479-340-789-340 0 146-3041 728-2928 1795z">
            <text:p/>
          </draw:path>
          <draw:g draw:style-name="gr4">
            <draw:polygon draw:style-name="gr5" draw:text-style-name="P4" draw:layer="layout" svg:width="3.941cm" svg:height="2.667cm" svg:x="0.667cm" svg:y="6.807cm" svg:viewBox="0 0 3942 2668" draw:points="0,970 0,0 3942,1698 3942,2668">
              <text:p/>
            </draw:polygon>
            <draw:polygon draw:style-name="gr6" draw:text-style-name="P5" draw:layer="layout" svg:width="3.378cm" svg:height="2.425cm" svg:x="4.609cm" svg:y="7.049cm" svg:viewBox="0 0 3379 2426" draw:points="0,2426 0,1456 3379,0 3379,970">
              <text:p/>
            </draw:polygon>
            <draw:polygon draw:style-name="gr7" draw:text-style-name="P7" draw:layer="layout" svg:width="7.32cm" svg:height="3.153cm" svg:x="0.667cm" svg:y="5.351cm" svg:viewBox="0 0 7321 3154" draw:points="3942,3154 0,1456 3379,0 7321,1698">
              <text:p text:style-name="P6"><text:span text:style-name="T2">3. Authoritative DNS server</text:span></text:p>
            </draw:polygon>
            <draw:line draw:style-name="gr8" draw:text-style-name="P8" draw:layer="layout" svg:x1="2.019cm" svg:y1="7.583cm" svg:x2="2.019cm" svg:y2="8.165cm">
              <text:p/>
            </draw:line>
            <draw:line draw:style-name="gr9" draw:text-style-name="P8" draw:layer="layout" svg:x1="4.496cm" svg:y1="8.825cm" svg:x2="2.694cm" svg:y2="8.049cm">
              <text:p/>
            </draw:line>
            <draw:line draw:style-name="gr10" draw:text-style-name="P8" draw:layer="layout" svg:x1="2.684cm" svg:y1="7.874cm" svg:x2="2.684cm" svg:y2="8.068cm">
              <text:p/>
            </draw:line>
            <draw:line draw:style-name="gr11" draw:text-style-name="P8" draw:layer="layout" svg:x1="4.486cm" svg:y1="8.65cm" svg:x2="4.486cm" svg:y2="8.844cm">
              <text:p/>
            </draw:line>
            <draw:line draw:style-name="gr12" draw:text-style-name="P8" draw:layer="layout" svg:x1="4.486cm" svg:y1="8.65cm" svg:x2="2.684cm" svg:y2="7.874cm">
              <text:p/>
            </draw:line>
            <draw:polygon draw:style-name="gr13" draw:text-style-name="P9" draw:layer="layout" svg:width="0.224cm" svg:height="0.29cm" svg:x="2.244cm" svg:y="7.68cm" svg:viewBox="0 0 225 291" draw:points="0,194 0,0 225,97 225,291">
              <text:p/>
            </draw:polygon>
            <draw:line draw:style-name="gr14" draw:text-style-name="P8" draw:layer="layout" svg:x1="1.793cm" svg:y1="7.486cm" svg:x2="1.793cm" svg:y2="8.068cm">
              <text:p/>
            </draw:line>
            <draw:line draw:style-name="gr15" draw:text-style-name="P8" draw:layer="layout" svg:x1="1.568cm" svg:y1="7.389cm" svg:x2="1.568cm" svg:y2="7.971cm">
              <text:p/>
            </draw:line>
            <draw:line draw:style-name="gr16" draw:text-style-name="P8" draw:layer="layout" svg:x1="1.343cm" svg:y1="7.292cm" svg:x2="1.343cm" svg:y2="7.874cm">
              <text:p/>
            </draw:line>
            <draw:line draw:style-name="gr17" draw:text-style-name="P8" draw:layer="layout" svg:x1="1.118cm" svg:y1="7.195cm" svg:x2="1.118cm" svg:y2="7.777cm">
              <text:p/>
            </draw:line>
            <draw:line draw:style-name="gr18" draw:text-style-name="P8" draw:layer="layout" svg:x1="0.892cm" svg:y1="7.098cm" svg:x2="0.892cm" svg:y2="7.68cm">
              <text:p/>
            </draw:line>
            <draw:polygon draw:style-name="gr19" draw:text-style-name="P4" draw:layer="layout" svg:width="0.224cm" svg:height="1.066cm" svg:x="0.442cm" svg:y="6.709cm" svg:viewBox="0 0 225 1067" draw:points="0,970 0,0 225,97 225,1067">
              <text:p/>
            </draw:polygon>
            <draw:polygon draw:style-name="gr20" draw:text-style-name="P4" draw:layer="layout" svg:width="0.224cm" svg:height="1.066cm" svg:x="4.609cm" svg:y="8.505cm" svg:viewBox="0 0 225 1067" draw:points="0,970 0,0 225,97 225,1067">
              <text:p/>
            </draw:polygon>
            <draw:polygon draw:style-name="gr21" draw:text-style-name="P8" draw:layer="layout" svg:width="7.545cm" svg:height="4.22cm" svg:x="0.442cm" svg:y="5.351cm" svg:viewBox="0 0 7546 4221" draw:points="0,2329 0,1358 225,1456 3604,0 7546,1698 7546,2668 4392,4027 4392,4221">
              <text:p/>
            </draw:polygon>
          </draw:g>
        </draw:g>
        <draw:g draw:style-name="gr2" xml:id="id1" draw:id="id1">
          <draw:custom-shape draw:style-name="gr22" draw:text-style-name="P10" draw:layer="layout" svg:width="5.144cm" svg:height="0.469cm" svg:x="8.487cm" svg:y="0.68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1" draw:layer="layout" svg:width="5.144cm" svg:height="4.208cm" svg:x="8.487cm" svg:y="1.151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12" draw:layer="layout" svg:width="1.73cm" svg:height="1.779cm" svg:x="10.185cm" svg:y="2.643cm">
            <draw:image xlink:href="Pictures/1000000100000400000003C5DA680250.png" xlink:type="simple" xlink:show="embed" xlink:actuate="onLoad" draw:mime-type="image/png">
              <text:p/>
            </draw:image>
          </draw:frame>
          <draw:custom-shape draw:style-name="gr25" draw:text-style-name="P13" draw:layer="layout" svg:width="0.43cm" svg:height="0.469cm" svg:x="13.201cm" svg:y="0.682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12" draw:layer="layout" svg:width="0.445cm" svg:height="0.461cm" svg:x="8.487cm" svg:y="0.69cm">
            <draw:image xlink:href="Pictures/1000000100000400000003C5DA680250.png" xlink:type="simple" xlink:show="embed" xlink:actuate="onLoad" draw:mime-type="image/png">
              <text:p/>
            </draw:image>
          </draw:frame>
          <draw:custom-shape draw:style-name="gr27" draw:text-style-name="P14" draw:layer="layout" svg:width="3.432cm" svg:height="0.466cm" svg:x="9.343cm" svg:y="1.85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28" draw:text-style-name="P14" draw:layer="layout" svg:width="0.357cm" svg:height="0.356cm" draw:transform="skewX (-0.0773180858633489) rotate (-0.829904059323304) translate (13.4179433396997cm 0.652353827768379cm)" svg:viewBox="0 0 358 357" draw:points="159,357 156,201 0,201 0,156 156,156 156,0 201,0 202,155 358,155 358,201 202,201 205,357">
            <text:p/>
          </draw:polygon>
        </draw:g>
        <draw:frame draw:style-name="gr29" draw:text-style-name="P16" xml:id="id2" draw:id="id2" draw:layer="layout" svg:width="4.253cm" svg:height="4.465cm" svg:x="16.341cm" svg:y="5.127cm">
          <draw:image xlink:href="Pictures/100014F2000052C9000052C9F0454C9B.svg" xlink:type="simple" xlink:show="embed" xlink:actuate="onLoad" draw:mime-type="image/svg+xml">
            <text:p text:style-name="P15"><text:span text:style-name="T3"><text:s text:c="2"/></text:span><text:span text:style-name="T3">2. Recursive</text:span><text:span text:style-name="T3"><text:line-break/></text:span><text:span text:style-name="T3"> <text:s/>resolver</text:span><text:span text:style-name="T3"><text:line-break/></text:span><text:span text:style-name="T3"> <text:s text:c="2"/>+ DNS Cache</text:span></text:p>
          </draw:image>
          <draw:image xlink:href="Pictures/10000001000002C3000002C3B449E9EF.png" xlink:type="simple" xlink:show="embed" xlink:actuate="onLoad" draw:mime-type="image/png"/>
          <draw:glue-point draw:id="4" svg:x="0cm" svg:y="0cm"/>
          <draw:glue-point draw:id="5" svg:x="4.046cm" svg:y="3.748cm"/>
          <draw:glue-point draw:id="6" svg:x="5cm" svg:y="0.945cm"/>
          <draw:glue-point draw:id="7" svg:x="-3.437cm" svg:y="4.061cm"/>
          <draw:glue-point draw:id="8" svg:x="-2.821cm" svg:y="-1.251cm"/>
          <draw:glue-point draw:id="9" svg:x="-1.562cm" svg:y="-4.063cm"/>
          <draw:glue-point draw:id="10" svg:x="2.062cm" svg:y="-3.126cm"/>
          <draw:glue-point draw:id="11" svg:x="-0.626cm" svg:y="-4.688cm"/>
          <draw:glue-point draw:id="12" svg:x="2.813cm" svg:y="4.373cm"/>
          <draw:glue-point draw:id="13" svg:x="4.092cm" svg:y="1.561cm"/>
          <draw:glue-point draw:id="14" svg:x="-2.812cm" svg:y="0.968cm"/>
        </draw:frame>
        <draw:frame draw:style-name="gr30" draw:text-style-name="P18" draw:layer="layout" svg:width="1.587cm" svg:height="1.587cm" svg:x="5.445cm" svg:y="8.014cm">
          <draw:image xlink:href="Pictures/1000330A000052AF000052AF4BF5A5E3.svg" xlink:type="simple" xlink:show="embed" xlink:actuate="onLoad" draw:mime-type="image/svg+xml">
            <text:p text:style-name="P17"><text:span text:style-name="T4">DNS Server</text:span></text:p>
          </draw:image>
          <draw:image xlink:href="Pictures/10000001000002C3000002C3C2521B27.png" xlink:type="simple" xlink:show="embed" xlink:actuate="onLoad" draw:mime-type="image/png"/>
          <draw:glue-point draw:id="4" svg:x="0cm" svg:y="0cm"/>
          <draw:glue-point draw:id="5" svg:x="2.812cm" svg:y="4.057cm"/>
          <draw:glue-point draw:id="6" svg:x="-2.937cm" svg:y="4.062cm"/>
          <draw:glue-point draw:id="7" svg:x="-2.937cm" svg:y="-4.062cm"/>
          <draw:glue-point draw:id="8" svg:x="2.815cm" svg:y="-4.062cm"/>
        </draw:frame>
        <draw:connector draw:style-name="gr31" draw:text-style-name="P19" draw:layer="layout" svg:x1="13.631cm" svg:y1="3.02cm" svg:x2="19.343cm" svg:y2="5.964cm" draw:start-shape="id1" draw:start-glue-point="1" draw:end-shape="id2" draw:end-glue-point="10" svg:d="M13631 3020h5712v2944" svg:viewBox="0 0 5713 2945">
          <text:p/>
        </draw:connector>
        <draw:connector draw:style-name="gr31" draw:text-style-name="P19" draw:layer="layout" svg:x1="16.341cm" svg:y1="7.359cm" svg:x2="11.059cm" svg:y2="5.359cm" draw:start-shape="id2" draw:end-shape="id1" draw:end-glue-point="2" svg:d="M16341 7359h-5282v-2000" svg:viewBox="0 0 5283 2001">
          <text:p/>
        </draw:connector>
        <draw:frame draw:style-name="gr1" draw:text-style-name="P2" draw:layer="layout" svg:width="5.398cm" svg:height="1.039cm" svg:x="13.7cm" svg:y="11.102cm">
          <draw:text-box>
            <text:p text:style-name="P1"><text:span text:style-name="T1">[CACHE_MISS]</text:span></text:p>
          </draw:text-box>
        </draw:frame>
        <draw:connector draw:style-name="gr31" draw:text-style-name="P19" draw:layer="layout" draw:line-skew="1.053cm" svg:x1="19.663cm" svg:y1="9.311cm" svg:x2="4.496cm" svg:y2="9.572cm" draw:start-shape="id2" draw:start-glue-point="12" draw:end-shape="id3" svg:d="M19663 9311v1849h-15167v-1588" svg:viewBox="0 0 15168 1850">
          <text:p/>
        </draw:connector>
        <draw:frame draw:style-name="gr32" draw:text-style-name="P20" draw:layer="layout" svg:width="2.708cm" svg:height="0.608cm" svg:x="4.256cm" svg:y="3.249cm">
          <draw:text-box>
            <text:p><text:span text:style-name="T5">157.240.201.35</text:span></text:p>
          </draw:text-box>
        </draw:frame>
        <draw:frame draw:style-name="gr1" draw:text-style-name="P2" draw:layer="layout" svg:width="5.398cm" svg:height="1.039cm" svg:x="13.631cm" svg:y="7.35cm">
          <draw:text-box>
            <text:p text:style-name="P1"><text:span text:style-name="T1">[CACHE_HIT]</text:span></text:p>
          </draw:text-box>
        </draw:frame>
        <draw:connector draw:style-name="gr31" draw:text-style-name="P19" draw:layer="layout" svg:x1="4.046cm" svg:y1="5.351cm" svg:x2="8.487cm" svg:y2="3.02cm" draw:start-shape="id3" draw:start-glue-point="4" draw:end-shape="id1" draw:end-glue-point="3" svg:d="M4046 5351v-2331h4441" svg:viewBox="0 0 4442 2332">
          <text:p/>
        </draw:connector>
        <draw:frame draw:style-name="gr33" draw:text-style-name="P21" draw:layer="layout" svg:width="3.175cm" svg:height="1.27cm" svg:x="9.572cm" svg:y="4.175cm">
          <draw:text-box>
            <text:p><text:span text:style-name="T6">1.Browser</text:span></text:p>
          </draw:text-box>
        </draw:frame>
        <draw:frame draw:style-name="gr34" draw:text-style-name="P12" draw:layer="layout" svg:width="2.223cm" svg:height="2.223cm" svg:x="19.732cm" svg:y="7.696cm">
          <draw:image xlink:href="Pictures/10001291000052C9000052C9ACD1280B.svg" xlink:type="simple" xlink:show="embed" xlink:actuate="onLoad" draw:mime-type="image/svg+xml">
            <text:p/>
          </draw:image>
          <draw:image xlink:href="Pictures/10000001000002C3000002C3D78FADA7.png" xlink:type="simple" xlink:show="embed" xlink:actuate="onLoad" draw:mime-type="image/png"/>
          <draw:glue-point draw:id="4" svg:x="-3.437cm" svg:y="0.001cm"/>
          <draw:glue-point draw:id="5" svg:x="3.312cm" svg:y="0.001cm"/>
          <draw:glue-point draw:id="6" svg:x="-0.006cm" svg:y="0.001cm"/>
          <draw:glue-point draw:id="7" svg:x="0cm" svg:y="-3.447cm"/>
          <draw:glue-point draw:id="8" svg:x="-0.006cm" svg:y="4.689cm"/>
          <draw:glue-point draw:id="9" svg:x="2.062cm" svg:y="1.251cm"/>
          <draw:glue-point draw:id="10" svg:x="-1.875cm" svg:y="1.316cm"/>
        </draw:frame>
        <draw:frame draw:style-name="gr32" draw:text-style-name="P20" draw:layer="layout" svg:width="2.708cm" svg:height="0.608cm" svg:x="11.241cm" svg:y="6.397cm">
          <draw:text-box>
            <text:p><text:span text:style-name="T5">157.240.201.35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Light_20_Grey_20_Linear_20_L" draw:display-name="Light Grey Linear L" draw:style="linear" draw:start-color="#b3b3b3" draw:end-color="#e5e5e5" draw:start-intensity="100%" draw:end-intensity="100%" draw:angle="180deg" draw:border="10%">
      <loext:gradient-stop svg:offset="0" loext:color-type="rgb" loext:color-value="#b3b3b3"/>
      <loext:gradient-stop svg:offset="1" loext:color-type="rgb" loext:color-value="#e5e5e5"/>
    </draw:gradient>
    <draw:gradient draw:name="Light_20_Grey_20_Linear_20_T" draw:display-name="Light Grey Linear T" draw:style="linear" draw:start-color="#b3b3b3" draw:end-color="#e5e5e5" draw:start-intensity="100%" draw:end-intensity="100%" draw:angle="0deg" draw:border="10%">
      <loext:gradient-stop svg:offset="0" loext:color-type="rgb" loext:color-value="#b3b3b3"/>
      <loext:gradient-stop svg:offset="1" loext:color-type="rgb" loext:color-value="#e5e5e5"/>
    </draw:gradient>
    <draw:gradient draw:name="Light_20_Grey_20_Square_20_BR" draw:display-name="Light Grey Square BR" draw:style="square" draw:cx="30%" draw:cy="30%" draw:start-color="#b3b3b3" draw:end-color="#e5e5e5" draw:start-intensity="100%" draw:end-intensity="100%" draw:angle="0deg" draw:border="0%">
      <loext:gradient-stop svg:offset="0" loext:color-type="rgb" loext:color-value="#b3b3b3"/>
      <loext:gradient-stop svg:offset="1" loext:color-type="rgb" loext:color-value="#e5e5e5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loext:fill-use-slide-background="false" draw:fill-image-name="Bitmap_20_1"/>
      <style:text-properties fo:color="#000000" loext:opacity="100%" fo:font-size="14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454cm" fo:page-height="11.96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20:33:06.883873833</meta:creation-date>
    <dc:date>2025-02-10T22:06:15.647901419</dc:date>
    <meta:editing-duration>PT46M24S</meta:editing-duration>
    <meta:editing-cycles>14</meta:editing-cycles>
    <meta:generator>LibreOffice/24.2.7.2$Linux_X86_64 LibreOffice_project/420$Build-2</meta:generator>
    <meta:document-statistic meta:object-count="41"/>
  </office:meta>
</office:document-meta>
</file>